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04d9a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6c9c" officeooo:paragraph-rsid="000c6c9c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0c6c9c" officeooo:paragraph-rsid="000c6c9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8269" officeooo:paragraph-rsid="000c826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4d9ad"/>
    </style:style>
    <style:style style:name="P6" style:family="paragraph" style:parent-style-name="Standard">
      <style:paragraph-properties fo:text-align="justify" style:justify-single-word="false"/>
      <style:text-properties officeooo:paragraph-rsid="00066948"/>
    </style:style>
    <style:style style:name="P7" style:family="paragraph" style:parent-style-name="Standard">
      <style:paragraph-properties fo:text-align="justify" style:justify-single-word="false"/>
      <style:text-properties officeooo:paragraph-rsid="00078622"/>
    </style:style>
    <style:style style:name="P8" style:family="paragraph" style:parent-style-name="Standard">
      <style:paragraph-properties fo:text-align="justify" style:justify-single-word="false"/>
      <style:text-properties officeooo:paragraph-rsid="0009a6fe"/>
    </style:style>
    <style:style style:name="T1" style:family="text">
      <style:text-properties officeooo:rsid="0004d9ad"/>
    </style:style>
    <style:style style:name="T2" style:family="text">
      <style:text-properties officeooo:rsid="000669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a6fe" style:font-weight-asian="bold" style:font-weight-complex="bold"/>
    </style:style>
    <style:style style:name="T5" style:family="text">
      <style:text-properties officeooo:rsid="00088f7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a6fe" style:font-weight-asian="normal" style:font-weight-complex="normal"/>
    </style:style>
    <style:style style:name="T8" style:family="text">
      <style:text-properties officeooo:rsid="0009baad"/>
    </style:style>
    <style:style style:name="T9" style:family="text">
      <style:text-properties officeooo:rsid="000c82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etype Identification, Version: 1.0 R1</text:p>
      <text:p text:style-name="P3"><text:span text:style-name="T9">Team Name: BO-QA-Team 001</text:span> </text:p>
      <text:p text:style-name="P1"/>
      <text:p text:style-name="P1"/>
      <text:p text:style-name="P4">Language used: <text:span text:style-name="T6">Python 3</text:span></text:p>
      <text:p text:style-name="P4"><text:span text:style-name="T6"/></text:p>
      <text:p text:style-name="P1">Modules used: </text:p>
      <text:p text:style-name="P5"><text:tab/>1. os and sys – to navigate and get to the files to be categorized</text:p>
      <text:p text:style-name="P5"><text:tab/>2. requests – to resolve urls and connect to websites before the scraping process.</text:p>
      <text:p text:style-name="P5"><text:tab/>3. BeautifulSoup – to scrape the website</text:p>
      <text:p text:style-name="P6"><text:tab/>4. sqlite3 – to add the database functionality for cataegorization</text:p>
      <text:p text:style-name="P5"/>
      <text:p text:style-name="P1">Pre-processing: </text:p>
      <text:p text:style-name="P5"><text:tab/>1. Before the categorization process begins, we set up our D<text:span text:style-name="T2">atabase</text:span></text:p>
      <text:p text:style-name="P5"><text:tab/>2. The relevant sources are scraped <text:span text:style-name="T2">to create database</text:span></text:p>
      <text:p text:style-name="P5"><text:tab/>3. The info<text:span text:style-name="T2">rmation</text:span> dump is inserted into the database</text:p>
      <text:p text:style-name="P5"><text:tab/>4. This info<text:span text:style-name="T2">rmation</text:span> would later be fetched and augmented as we go on to categorize the <text:tab/>queried files/folders.</text:p>
      <text:p text:style-name="P5"/>
      <text:p text:style-name="P1"><text:span text:style-name="T2">User Interface</text:span>:</text:p>
      <text:p text:style-name="P5"><text:tab/><text:span text:style-name="T5">1)</text:span>We start by providing arguments to the executable of our implementation. If our files are <text:tab/>within folders we list the contents of the folder. If it’s a file we categorize accordingly.</text:p>
      <text:p text:style-name="P6"><text:span text:style-name="T3"><text:tab/><text:tab/>Syntax: </text:span><text:span text:style-name="T7">python3 fileID.py</text:span> -f [address <text:s/><text:span text:style-name="T2">to </text:span>folder] </text:p>
      <text:p text:style-name="P8"><text:tab/><text:tab/> <text:s text:c="3"/><text:tab/> <text:s/><text:span text:style-name="T7">python3 fileID.py </text:span>-t [address <text:s/><text:span text:style-name="T2">to </text:span>file]</text:p>
      <text:p text:style-name="P8"><text:tab/><text:tab/><text:tab/> <text:s/><text:span text:style-name="T8">python3 fileID.py -i [filename]</text:span></text:p>
      <text:p text:style-name="P8"/>
      <text:p text:style-name="P5"><text:span text:style-name="T1"><text:tab/>R</text:span>ogue/ incorrect input is handled accordingly. If the address provided is wrong or the <text:tab/>file/<text:tab/>folder does not exist, we handle the exception using python’s exception handling <text:tab/>mechanism. </text:p>
      <text:p text:style-name="P5"/>
      <text:p text:style-name="P5"><text:tab/><text:span text:style-name="T5">2)‘updateDB.py’ script that can be run to check for updates in online website and update the <text:tab/>database accordingly.</text:span></text:p>
      <text:p text:style-name="P5"><text:tab/><text:tab/><text:span text:style-name="T4">Syntax: </text:span><text:span text:style-name="T7">python3 updateDB.py</text:span></text:p>
      <text:p text:style-name="P5"/>
      <text:p text:style-name="P1">Back-End:</text:p>
      <text:p text:style-name="P6"><text:tab/>1. Categorization mechanism – A connection with the <text:span text:style-name="T2">database</text:span> is established using sqlite3</text:p>
      <text:p text:style-name="P6"><text:tab/>2. <text:span text:style-name="T9">W</text:span>e <text:span text:style-name="T2">extract </text:span>the file extension currently being queried and look it up in the <text:tab/><text:span text:style-name="T2">database</text:span></text:p>
      <text:p text:style-name="P6"><text:tab/>3. a) If a match is found , then the description is added to a buffer list during runtime.</text:p>
      <text:p text:style-name="P5"><text:s/><text:tab/> <text:s text:c="3"/>b) If a match isn’t found, then it points to one of the two possible mishaps: </text:p>
      <text:p text:style-name="P5"><text:tab/><text:tab/>i) file extension wasn’t in our <text:span text:style-name="T2">database</text:span></text:p>
      <text:p text:style-name="P5"><text:tab/><text:tab/>ii) The file did not have an extension natively.<text:tab/></text:p>
      <text:p text:style-name="P5"><text:tab/> <text:s text:c="7"/>Info about the any of the two complications is added to the buffer too. </text:p>
      <text:p text:style-name="P5"/>
      <text:p text:style-name="P6"><text:span text:style-name="T1"><text:tab/>4</text:span>. After all the files are processed, we summarize the info for the directory that was queried.</text:p>
      <text:p text:style-name="P7"><text:span text:style-name="T2"><text:tab/>5. The summarized data is displayed and is written to a text file in the same folder named <text:tab/>‘categorizedlist.txt’ (Ouput is not written to file if only 1 file is being checked)</text:span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04:55.402204885</meta:creation-date>
    <dc:date>2020-09-14T13:15:40.306568723</dc:date>
    <meta:editing-duration>PT14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347" meta:character-count="2146" meta:non-whitespace-character-count="1754"/>
  </office:meta>
</office:document-meta>
</file>